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0f3a" officeooo:paragraph-rsid="001e0f3a"/>
    </style:style>
    <style:style style:name="P2" style:family="paragraph" style:parent-style-name="Standard">
      <style:paragraph-properties fo:text-align="center" style:justify-single-word="false"/>
      <style:text-properties officeooo:rsid="001e0f3a" officeooo:paragraph-rsid="001e0f3a"/>
    </style:style>
    <style:style style:name="P3" style:family="paragraph" style:parent-style-name="Standard">
      <style:text-properties officeooo:rsid="001f23f3" officeooo:paragraph-rsid="001f23f3"/>
    </style:style>
    <style:style style:name="T1" style:family="text">
      <style:text-properties officeooo:rsid="001e0f3a"/>
    </style:style>
    <style:style style:name="T2" style:family="text">
      <style:text-properties style:text-position="sub 58%"/>
    </style:style>
    <style:style style:name="T3" style:family="text">
      <style:text-properties officeooo:rsid="001ec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<text:span text:style-name="T1">Operator </text:span>Overloading <text:span text:style-name="T1">With Function Currying</text:span></text:p>
      <text:p text:style-name="P2">by Sven Nilsen, 2019</text:p>
      <text:p text:style-name="P1"/>
      <text:p text:style-name="P1">In higher order operator overloading, one has the following:</text:p>
      <text:p text:style-name="P1"/>
      <text:p text:style-name="P1"><text:tab/>g(f<text:span text:style-name="T2">0</text:span>, f<text:span text:style-name="T2">1</text:span>) := \(a: A) = g(f<text:span text:style-name="T2">0</text:span>(a), f<text:span text:style-name="T2">1</text:span>(a))</text:p>
      <text:p text:style-name="P1"/>
      <text:p text:style-name="P1"><text:tab/>f<text:span text:style-name="T2">0</text:span> : A → T</text:p>
      <text:p text:style-name="P1"><text:tab/>f<text:span text:style-name="T2">1</text:span> : A → T</text:p>
      <text:p text:style-name="P1"><text:tab/>g : T ⨯ T → T</text:p>
      <text:p text:style-name="P1"/>
      <text:p text:style-name="P1">Assume the following types instead:</text:p>
      <text:p text:style-name="P1"/>
      <text:p text:style-name="P1"><text:tab/>f<text:span text:style-name="T2">0</text:span> : A → B → T</text:p>
      <text:p text:style-name="P1"><text:tab/>f<text:span text:style-name="T2">1</text:span> : A → B → T</text:p>
      <text:p text:style-name="P1"><text:tab/>g : T ⨯ T → T</text:p>
      <text:p text:style-name="P1"/>
      <text:p text:style-name="P1">Notice that the function `f<text:span text:style-name="T2">0</text:span>` and `f<text:span text:style-name="T2">1</text:span>` takes two arguments by function currying.</text:p>
      <text:p text:style-name="P1"/>
      <text:p text:style-name="P1">Starting with <text:span text:style-name="T3">two arguments, one can work backwards using higher order operator overloading</text:span>:</text:p>
      <text:p text:style-name="P1"/>
      <text:p text:style-name="P1"><text:tab/>g(f<text:span text:style-name="T2">0</text:span>(a)(b), f<text:span text:style-name="T2">1</text:span>(a)(b)) : T</text:p>
      <text:p text:style-name="P1"><text:tab/>g(f<text:span text:style-name="T2">0</text:span>(a), f<text:span text:style-name="T2">1</text:span>(a)) : B → T</text:p>
      <text:p text:style-name="P1"><text:tab/>g(f<text:span text:style-name="T2">0</text:span>, f<text:span text:style-name="T2">1</text:span>) : A → B → T</text:p>
      <text:p text:style-name="P1"/>
      <text:p text:style-name="P3">This proves that higher order operator overloading can be used with function curry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48:05.266636000</meta:creation-date>
    <dc:date>2019-01-22T14:05:20.402210000</dc:date>
    <meta:editing-duration>PT1H56M34S</meta:editing-duration>
    <meta:editing-cycles>1</meta:editing-cycles>
    <meta:document-statistic meta:table-count="0" meta:image-count="0" meta:object-count="0" meta:page-count="1" meta:paragraph-count="17" meta:word-count="128" meta:character-count="620" meta:non-whitespace-character-count="499"/>
    <meta:generator>LibreOffice/5.1.2.2$MacOSX_X86_64 LibreOffice_project/d3bf12ecb743fc0d20e0be0c58ca359301eb705f</meta:generator>
  </office:meta>
</office:document-meta>
</file>